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ercentile" style:family="table">
      <style:table-properties style:width="18.51cm" fo:margin-left="-1.418cm" table:align="left"/>
    </style:style>
    <style:style style:name="Percentile.A" style:family="table-column">
      <style:table-column-properties style:column-width="2.328cm"/>
    </style:style>
    <style:style style:name="Percentile.B" style:family="table-column">
      <style:table-column-properties style:column-width="1.826cm"/>
    </style:style>
    <style:style style:name="Percentile.I" style:family="table-column">
      <style:table-column-properties style:column-width="1.773cm"/>
    </style:style>
    <style:style style:name="Percentile.J" style:family="table-column">
      <style:table-column-properties style:column-width="1.63cm"/>
    </style:style>
    <style:style style:name="Percentile.A1" style:family="table-cell">
      <style:table-cell-properties fo:background-color="transparent" fo:padding="0.097cm" fo:border="none">
        <style:background-image/>
      </style:table-cell-properties>
    </style:style>
    <style:style style:name="Percentile.B1" style:family="table-cell">
      <style:table-cell-properties fo:padding="0.097cm" fo:border="none"/>
    </style:style>
    <style:style style:name="Percentile.C1" style:family="table-cell">
      <style:table-cell-properties fo:padding="0.097cm" fo:border="none"/>
    </style:style>
    <style:style style:name="Percentile.D1" style:family="table-cell">
      <style:table-cell-properties fo:padding="0.097cm" fo:border="none"/>
    </style:style>
    <style:style style:name="Percentile.E1" style:family="table-cell">
      <style:table-cell-properties fo:padding="0.097cm" fo:border="none"/>
    </style:style>
    <style:style style:name="Percentile.F1" style:family="table-cell">
      <style:table-cell-properties fo:padding="0.097cm" fo:border="none"/>
    </style:style>
    <style:style style:name="Percentile.G1" style:family="table-cell">
      <style:table-cell-properties fo:padding="0.097cm" fo:border="none"/>
    </style:style>
    <style:style style:name="Percentile.H1" style:family="table-cell">
      <style:table-cell-properties fo:padding="0.097cm" fo:border="none"/>
    </style:style>
    <style:style style:name="Percentile.I1" style:family="table-cell">
      <style:table-cell-properties fo:padding="0.097cm" fo:border="none"/>
    </style:style>
    <style:style style:name="Percentile.J1" style:family="table-cell">
      <style:table-cell-properties fo:padding="0.097cm" fo:border="none"/>
    </style:style>
    <style:style style:name="Percentile.A2" style:family="table-cell">
      <style:table-cell-properties fo:padding="0.097cm" fo:border="none"/>
    </style:style>
    <style:style style:name="Percentile.B2" style:family="table-cell">
      <style:table-cell-properties fo:padding="0.097cm" fo:border="none"/>
    </style:style>
    <style:style style:name="Percentile.C2" style:family="table-cell">
      <style:table-cell-properties fo:padding="0.097cm" fo:border="none"/>
    </style:style>
    <style:style style:name="Percentile.D2" style:family="table-cell">
      <style:table-cell-properties fo:padding="0.097cm" fo:border="none"/>
    </style:style>
    <style:style style:name="Percentile.E2" style:family="table-cell">
      <style:table-cell-properties fo:padding="0.097cm" fo:border="none"/>
    </style:style>
    <style:style style:name="Percentile.F2" style:family="table-cell">
      <style:table-cell-properties fo:padding="0.097cm" fo:border="none"/>
    </style:style>
    <style:style style:name="Percentile.G2" style:family="table-cell">
      <style:table-cell-properties fo:padding="0.097cm" fo:border="none"/>
    </style:style>
    <style:style style:name="Percentile.H2" style:family="table-cell">
      <style:table-cell-properties fo:padding="0.097cm" fo:border="none"/>
    </style:style>
    <style:style style:name="Percentile.I2" style:family="table-cell">
      <style:table-cell-properties fo:padding="0.097cm" fo:border="none"/>
    </style:style>
    <style:style style:name="Percentile.J2" style:family="table-cell">
      <style:table-cell-properties fo:padding="0.097cm" fo:border="none"/>
    </style:style>
    <style:style style:name="Percentile.A3" style:family="table-cell">
      <style:table-cell-properties fo:padding="0.097cm" fo:border="none"/>
    </style:style>
    <style:style style:name="Percentile.B3" style:family="table-cell">
      <style:table-cell-properties fo:padding="0.097cm" fo:border="none"/>
    </style:style>
    <style:style style:name="Percentile.C3" style:family="table-cell">
      <style:table-cell-properties fo:padding="0.097cm" fo:border="none"/>
    </style:style>
    <style:style style:name="Percentile.D3" style:family="table-cell">
      <style:table-cell-properties fo:padding="0.097cm" fo:border="none"/>
    </style:style>
    <style:style style:name="Percentile.E3" style:family="table-cell">
      <style:table-cell-properties fo:padding="0.097cm" fo:border="none"/>
    </style:style>
    <style:style style:name="Percentile.F3" style:family="table-cell">
      <style:table-cell-properties fo:padding="0.097cm" fo:border="none"/>
    </style:style>
    <style:style style:name="Percentile.G3" style:family="table-cell">
      <style:table-cell-properties fo:padding="0.097cm" fo:border="none"/>
    </style:style>
    <style:style style:name="Percentile.H3" style:family="table-cell">
      <style:table-cell-properties fo:padding="0.097cm" fo:border="none"/>
    </style:style>
    <style:style style:name="Percentile.I3" style:family="table-cell">
      <style:table-cell-properties fo:padding="0.097cm" fo:border="none"/>
    </style:style>
    <style:style style:name="Percentile.J3" style:family="table-cell">
      <style:table-cell-properties fo:padding="0.097cm" fo:border="none"/>
    </style:style>
    <style:style style:name="Percentile.A4" style:family="table-cell">
      <style:table-cell-properties fo:padding="0.097cm" fo:border="none"/>
    </style:style>
    <style:style style:name="Percentile.B4" style:family="table-cell">
      <style:table-cell-properties fo:padding="0.097cm" fo:border="none"/>
    </style:style>
    <style:style style:name="Percentile.C4" style:family="table-cell">
      <style:table-cell-properties fo:padding="0.097cm" fo:border="none"/>
    </style:style>
    <style:style style:name="Percentile.D4" style:family="table-cell">
      <style:table-cell-properties fo:padding="0.097cm" fo:border="none"/>
    </style:style>
    <style:style style:name="Percentile.E4" style:family="table-cell">
      <style:table-cell-properties fo:padding="0.097cm" fo:border="none"/>
    </style:style>
    <style:style style:name="Percentile.F4" style:family="table-cell">
      <style:table-cell-properties fo:padding="0.097cm" fo:border="none"/>
    </style:style>
    <style:style style:name="Percentile.G4" style:family="table-cell">
      <style:table-cell-properties fo:padding="0.097cm" fo:border="none"/>
    </style:style>
    <style:style style:name="Percentile.H4" style:family="table-cell">
      <style:table-cell-properties fo:padding="0.097cm" fo:border="none"/>
    </style:style>
    <style:style style:name="Percentile.I4" style:family="table-cell">
      <style:table-cell-properties fo:padding="0.097cm" fo:border="none"/>
    </style:style>
    <style:style style:name="Percentile.J4" style:family="table-cell">
      <style:table-cell-properties fo:padding="0.097cm" fo:border="none"/>
    </style:style>
    <style:style style:name="Percentile.A5" style:family="table-cell">
      <style:table-cell-properties fo:padding="0.097cm" fo:border="none"/>
    </style:style>
    <style:style style:name="Percentile.B5" style:family="table-cell">
      <style:table-cell-properties fo:padding="0.097cm" fo:border="none"/>
    </style:style>
    <style:style style:name="Percentile.C5" style:family="table-cell">
      <style:table-cell-properties fo:padding="0.097cm" fo:border="none"/>
    </style:style>
    <style:style style:name="Percentile.D5" style:family="table-cell">
      <style:table-cell-properties fo:padding="0.097cm" fo:border="none"/>
    </style:style>
    <style:style style:name="Percentile.E5" style:family="table-cell">
      <style:table-cell-properties fo:padding="0.097cm" fo:border="none"/>
    </style:style>
    <style:style style:name="Percentile.F5" style:family="table-cell">
      <style:table-cell-properties fo:padding="0.097cm" fo:border="none"/>
    </style:style>
    <style:style style:name="Percentile.G5" style:family="table-cell">
      <style:table-cell-properties fo:padding="0.097cm" fo:border="none"/>
    </style:style>
    <style:style style:name="Percentile.H5" style:family="table-cell">
      <style:table-cell-properties fo:padding="0.097cm" fo:border="none"/>
    </style:style>
    <style:style style:name="Percentile.I5" style:family="table-cell">
      <style:table-cell-properties fo:padding="0.097cm" fo:border="none"/>
    </style:style>
    <style:style style:name="Percentile.J5" style:family="table-cell">
      <style:table-cell-properties fo:padding="0.097cm" fo:border="none"/>
    </style:style>
    <style:style style:name="Percentile.A6" style:family="table-cell">
      <style:table-cell-properties fo:padding="0.097cm" fo:border="none"/>
    </style:style>
    <style:style style:name="Percentile.B6" style:family="table-cell">
      <style:table-cell-properties fo:padding="0.097cm" fo:border="none"/>
    </style:style>
    <style:style style:name="Percentile.C6" style:family="table-cell">
      <style:table-cell-properties fo:padding="0.097cm" fo:border="none"/>
    </style:style>
    <style:style style:name="Percentile.D6" style:family="table-cell">
      <style:table-cell-properties fo:padding="0.097cm" fo:border="none"/>
    </style:style>
    <style:style style:name="Percentile.E6" style:family="table-cell">
      <style:table-cell-properties fo:padding="0.097cm" fo:border="none"/>
    </style:style>
    <style:style style:name="Percentile.F6" style:family="table-cell">
      <style:table-cell-properties fo:padding="0.097cm" fo:border="none"/>
    </style:style>
    <style:style style:name="Percentile.G6" style:family="table-cell">
      <style:table-cell-properties fo:padding="0.097cm" fo:border="none"/>
    </style:style>
    <style:style style:name="Percentile.H6" style:family="table-cell">
      <style:table-cell-properties fo:padding="0.097cm" fo:border="none"/>
    </style:style>
    <style:style style:name="Percentile.I6" style:family="table-cell">
      <style:table-cell-properties fo:padding="0.097cm" fo:border="none"/>
    </style:style>
    <style:style style:name="Percentile.J6" style:family="table-cell">
      <style:table-cell-properties fo:padding="0.097cm" fo:border="none"/>
    </style:style>
    <style:style style:name="Percentile.A7" style:family="table-cell">
      <style:table-cell-properties fo:padding="0.097cm" fo:border="none"/>
    </style:style>
    <style:style style:name="Percentile.B7" style:family="table-cell">
      <style:table-cell-properties fo:padding="0.097cm" fo:border="none"/>
    </style:style>
    <style:style style:name="Percentile.C7" style:family="table-cell">
      <style:table-cell-properties fo:padding="0.097cm" fo:border="none"/>
    </style:style>
    <style:style style:name="Percentile.D7" style:family="table-cell">
      <style:table-cell-properties fo:padding="0.097cm" fo:border="none"/>
    </style:style>
    <style:style style:name="Percentile.E7" style:family="table-cell">
      <style:table-cell-properties fo:padding="0.097cm" fo:border="none"/>
    </style:style>
    <style:style style:name="Percentile.F7" style:family="table-cell">
      <style:table-cell-properties fo:padding="0.097cm" fo:border="none"/>
    </style:style>
    <style:style style:name="Percentile.G7" style:family="table-cell">
      <style:table-cell-properties fo:padding="0.097cm" fo:border="none"/>
    </style:style>
    <style:style style:name="Percentile.H7" style:family="table-cell">
      <style:table-cell-properties fo:padding="0.097cm" fo:border="none"/>
    </style:style>
    <style:style style:name="Percentile.I7" style:family="table-cell">
      <style:table-cell-properties fo:padding="0.097cm" fo:border="none"/>
    </style:style>
    <style:style style:name="Percentile.J7" style:family="table-cell">
      <style:table-cell-properties fo:padding="0.097cm" fo:border="none"/>
    </style:style>
    <style:style style:name="Percentile.A8" style:family="table-cell">
      <style:table-cell-properties fo:padding="0.097cm" fo:border="none"/>
    </style:style>
    <style:style style:name="Percentile.B8" style:family="table-cell">
      <style:table-cell-properties fo:padding="0.097cm" fo:border="none"/>
    </style:style>
    <style:style style:name="Percentile.C8" style:family="table-cell">
      <style:table-cell-properties fo:padding="0.097cm" fo:border="none"/>
    </style:style>
    <style:style style:name="Percentile.D8" style:family="table-cell">
      <style:table-cell-properties fo:padding="0.097cm" fo:border="none"/>
    </style:style>
    <style:style style:name="Percentile.E8" style:family="table-cell">
      <style:table-cell-properties fo:padding="0.097cm" fo:border="none"/>
    </style:style>
    <style:style style:name="Percentile.F8" style:family="table-cell">
      <style:table-cell-properties fo:padding="0.097cm" fo:border="none"/>
    </style:style>
    <style:style style:name="Percentile.G8" style:family="table-cell">
      <style:table-cell-properties fo:padding="0.097cm" fo:border="none"/>
    </style:style>
    <style:style style:name="Percentile.H8" style:family="table-cell">
      <style:table-cell-properties fo:padding="0.097cm" fo:border="none"/>
    </style:style>
    <style:style style:name="Percentile.I8" style:family="table-cell">
      <style:table-cell-properties fo:padding="0.097cm" fo:border="none"/>
    </style:style>
    <style:style style:name="Percentile.J8" style:family="table-cell">
      <style:table-cell-properties fo:padding="0.097cm" fo:border="none"/>
    </style:style>
    <style:style style:name="Percentile.A9" style:family="table-cell">
      <style:table-cell-properties fo:padding="0.097cm" fo:border="none"/>
    </style:style>
    <style:style style:name="Percentile.B9" style:family="table-cell">
      <style:table-cell-properties fo:padding="0.097cm" fo:border="none"/>
    </style:style>
    <style:style style:name="Percentile.C9" style:family="table-cell">
      <style:table-cell-properties fo:padding="0.097cm" fo:border="none"/>
    </style:style>
    <style:style style:name="Percentile.D9" style:family="table-cell">
      <style:table-cell-properties fo:padding="0.097cm" fo:border="none"/>
    </style:style>
    <style:style style:name="Percentile.E9" style:family="table-cell">
      <style:table-cell-properties fo:padding="0.097cm" fo:border="none"/>
    </style:style>
    <style:style style:name="Percentile.F9" style:family="table-cell">
      <style:table-cell-properties fo:padding="0.097cm" fo:border="none"/>
    </style:style>
    <style:style style:name="Percentile.G9" style:family="table-cell">
      <style:table-cell-properties fo:padding="0.097cm" fo:border="none"/>
    </style:style>
    <style:style style:name="Percentile.H9" style:family="table-cell">
      <style:table-cell-properties fo:padding="0.097cm" fo:border="none"/>
    </style:style>
    <style:style style:name="Percentile.I9" style:family="table-cell">
      <style:table-cell-properties fo:padding="0.097cm" fo:border="none"/>
    </style:style>
    <style:style style:name="Percentile.J9" style:family="table-cell">
      <style:table-cell-properties fo:padding="0.097cm" fo:border="none"/>
    </style:style>
    <style:style style:name="Percentile.A10" style:family="table-cell">
      <style:table-cell-properties fo:padding="0.097cm" fo:border="none"/>
    </style:style>
    <style:style style:name="Percentile.B10" style:family="table-cell">
      <style:table-cell-properties fo:padding="0.097cm" fo:border="none"/>
    </style:style>
    <style:style style:name="Percentile.C10" style:family="table-cell">
      <style:table-cell-properties fo:padding="0.097cm" fo:border="none"/>
    </style:style>
    <style:style style:name="Percentile.D10" style:family="table-cell">
      <style:table-cell-properties fo:padding="0.097cm" fo:border="none"/>
    </style:style>
    <style:style style:name="Percentile.E10" style:family="table-cell">
      <style:table-cell-properties fo:padding="0.097cm" fo:border="none"/>
    </style:style>
    <style:style style:name="Percentile.F10" style:family="table-cell">
      <style:table-cell-properties fo:padding="0.097cm" fo:border="none"/>
    </style:style>
    <style:style style:name="Percentile.G10" style:family="table-cell">
      <style:table-cell-properties fo:padding="0.097cm" fo:border="none"/>
    </style:style>
    <style:style style:name="Percentile.H10" style:family="table-cell">
      <style:table-cell-properties fo:padding="0.097cm" fo:border="none"/>
    </style:style>
    <style:style style:name="Percentile.I10" style:family="table-cell">
      <style:table-cell-properties fo:padding="0.097cm" fo:border="none"/>
    </style:style>
    <style:style style:name="Percentile.J10" style:family="table-cell">
      <style:table-cell-properties fo:padding="0.097cm" fo:border="none"/>
    </style:style>
    <style:style style:name="Percentile.A11" style:family="table-cell">
      <style:table-cell-properties fo:padding="0.097cm" fo:border="none"/>
    </style:style>
    <style:style style:name="Percentile.B11" style:family="table-cell">
      <style:table-cell-properties fo:padding="0.097cm" fo:border="none"/>
    </style:style>
    <style:style style:name="Percentile.C11" style:family="table-cell">
      <style:table-cell-properties fo:padding="0.097cm" fo:border="none"/>
    </style:style>
    <style:style style:name="Percentile.D11" style:family="table-cell">
      <style:table-cell-properties fo:padding="0.097cm" fo:border="none"/>
    </style:style>
    <style:style style:name="Percentile.E11" style:family="table-cell">
      <style:table-cell-properties fo:padding="0.097cm" fo:border="none"/>
    </style:style>
    <style:style style:name="Percentile.F11" style:family="table-cell">
      <style:table-cell-properties fo:padding="0.097cm" fo:border="none"/>
    </style:style>
    <style:style style:name="Percentile.G11" style:family="table-cell">
      <style:table-cell-properties fo:padding="0.097cm" fo:border="none"/>
    </style:style>
    <style:style style:name="Percentile.H11" style:family="table-cell">
      <style:table-cell-properties fo:padding="0.097cm" fo:border="none"/>
    </style:style>
    <style:style style:name="Percentile.I11" style:family="table-cell">
      <style:table-cell-properties fo:padding="0.097cm" fo:border="none"/>
    </style:style>
    <style:style style:name="Percentile.J11" style:family="table-cell">
      <style:table-cell-properties fo:padding="0.097cm" fo:border="none"/>
    </style:style>
    <style:style style:name="Percentile.A12" style:family="table-cell">
      <style:table-cell-properties fo:padding="0.097cm" fo:border="none"/>
    </style:style>
    <style:style style:name="Percentile.B12" style:family="table-cell">
      <style:table-cell-properties fo:padding="0.097cm" fo:border="none"/>
    </style:style>
    <style:style style:name="Percentile.C12" style:family="table-cell">
      <style:table-cell-properties fo:padding="0.097cm" fo:border="none"/>
    </style:style>
    <style:style style:name="Percentile.D12" style:family="table-cell">
      <style:table-cell-properties fo:padding="0.097cm" fo:border="none"/>
    </style:style>
    <style:style style:name="Percentile.E12" style:family="table-cell">
      <style:table-cell-properties fo:padding="0.097cm" fo:border="none"/>
    </style:style>
    <style:style style:name="Percentile.F12" style:family="table-cell">
      <style:table-cell-properties fo:padding="0.097cm" fo:border="none"/>
    </style:style>
    <style:style style:name="Percentile.G12" style:family="table-cell">
      <style:table-cell-properties fo:padding="0.097cm" fo:border="none"/>
    </style:style>
    <style:style style:name="Percentile.H12" style:family="table-cell">
      <style:table-cell-properties fo:padding="0.097cm" fo:border="none"/>
    </style:style>
    <style:style style:name="Percentile.I12" style:family="table-cell">
      <style:table-cell-properties fo:padding="0.097cm" fo:border="none"/>
    </style:style>
    <style:style style:name="Percentile.J12" style:family="table-cell">
      <style:table-cell-properties fo:padding="0.097cm" fo:border="none"/>
    </style:style>
    <style:style style:name="Table1" style:family="table">
      <style:table-properties style:width="18.51cm" fo:margin-left="-1.418cm" table:align="left"/>
    </style:style>
    <style:style style:name="Table1.A" style:family="table-column">
      <style:table-column-properties style:column-width="2.328cm"/>
    </style:style>
    <style:style style:name="Table1.B" style:family="table-column">
      <style:table-column-properties style:column-width="1.826cm"/>
    </style:style>
    <style:style style:name="Table1.I" style:family="table-column">
      <style:table-column-properties style:column-width="1.773cm"/>
    </style:style>
    <style:style style:name="Table1.J" style:family="table-column">
      <style:table-column-properties style:column-width="1.63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D1" style:family="table-cell">
      <style:table-cell-properties fo:padding="0.097cm" fo:border="none"/>
    </style:style>
    <style:style style:name="Table1.E1" style:family="table-cell">
      <style:table-cell-properties fo:padding="0.097cm" fo:border="none"/>
    </style:style>
    <style:style style:name="Table1.F1" style:family="table-cell">
      <style:table-cell-properties fo:padding="0.097cm" fo:border="none"/>
    </style:style>
    <style:style style:name="Table1.G1" style:family="table-cell">
      <style:table-cell-properties fo:padding="0.097cm" fo:border="none"/>
    </style:style>
    <style:style style:name="Table1.H1" style:family="table-cell">
      <style:table-cell-properties fo:padding="0.097cm" fo:border="none"/>
    </style:style>
    <style:style style:name="Table1.I1" style:family="table-cell">
      <style:table-cell-properties fo:padding="0.097cm" fo:border="none"/>
    </style:style>
    <style:style style:name="Table1.J1" style:family="table-cell">
      <style:table-cell-properties fo:padding="0.097cm" fo:border="none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Table1.E2" style:family="table-cell">
      <style:table-cell-properties fo:padding="0.097cm" fo:border="none"/>
    </style:style>
    <style:style style:name="Table1.F2" style:family="table-cell">
      <style:table-cell-properties fo:padding="0.097cm" fo:border="none"/>
    </style:style>
    <style:style style:name="Table1.G2" style:family="table-cell">
      <style:table-cell-properties fo:padding="0.097cm" fo:border="none"/>
    </style:style>
    <style:style style:name="Table1.H2" style:family="table-cell">
      <style:table-cell-properties fo:padding="0.097cm" fo:border="none"/>
    </style:style>
    <style:style style:name="Table1.I2" style:family="table-cell">
      <style:table-cell-properties fo:padding="0.097cm" fo:border="none"/>
    </style:style>
    <style:style style:name="Table1.J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F3" style:family="table-cell">
      <style:table-cell-properties fo:padding="0.097cm" fo:border="none"/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J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G4" style:family="table-cell">
      <style:table-cell-properties fo:padding="0.097cm" fo:border="none"/>
    </style:style>
    <style:style style:name="Table1.H4" style:family="table-cell">
      <style:table-cell-properties fo:padding="0.097cm" fo:border="none"/>
    </style:style>
    <style:style style:name="Table1.I4" style:family="table-cell">
      <style:table-cell-properties fo:padding="0.097cm" fo:border="none"/>
    </style:style>
    <style:style style:name="Table1.J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E5" style:family="table-cell">
      <style:table-cell-properties fo:padding="0.097cm" fo:border="none"/>
    </style:style>
    <style:style style:name="Table1.F5" style:family="table-cell">
      <style:table-cell-properties fo:padding="0.097cm" fo:border="none"/>
    </style:style>
    <style:style style:name="Table1.G5" style:family="table-cell">
      <style:table-cell-properties fo:padding="0.097cm" fo:border="none"/>
    </style:style>
    <style:style style:name="Table1.H5" style:family="table-cell">
      <style:table-cell-properties fo:padding="0.097cm" fo:border="none"/>
    </style:style>
    <style:style style:name="Table1.I5" style:family="table-cell">
      <style:table-cell-properties fo:padding="0.097cm" fo:border="none"/>
    </style:style>
    <style:style style:name="Table1.J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D6" style:family="table-cell">
      <style:table-cell-properties fo:padding="0.097cm" fo:border="none"/>
    </style:style>
    <style:style style:name="Table1.E6" style:family="table-cell">
      <style:table-cell-properties fo:padding="0.097cm" fo:border="none"/>
    </style:style>
    <style:style style:name="Table1.F6" style:family="table-cell">
      <style:table-cell-properties fo:padding="0.097cm" fo:border="none"/>
    </style:style>
    <style:style style:name="Table1.G6" style:family="table-cell">
      <style:table-cell-properties fo:padding="0.097cm" fo:border="none"/>
    </style:style>
    <style:style style:name="Table1.H6" style:family="table-cell">
      <style:table-cell-properties fo:padding="0.097cm" fo:border="none"/>
    </style:style>
    <style:style style:name="Table1.I6" style:family="table-cell">
      <style:table-cell-properties fo:padding="0.097cm" fo:border="none"/>
    </style:style>
    <style:style style:name="Table1.J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D7" style:family="table-cell">
      <style:table-cell-properties fo:padding="0.097cm" fo:border="none"/>
    </style:style>
    <style:style style:name="Table1.E7" style:family="table-cell">
      <style:table-cell-properties fo:padding="0.097cm" fo:border="none"/>
    </style:style>
    <style:style style:name="Table1.F7" style:family="table-cell">
      <style:table-cell-properties fo:padding="0.097cm" fo:border="none"/>
    </style:style>
    <style:style style:name="Table1.G7" style:family="table-cell">
      <style:table-cell-properties fo:padding="0.097cm" fo:border="none"/>
    </style:style>
    <style:style style:name="Table1.H7" style:family="table-cell">
      <style:table-cell-properties fo:padding="0.097cm" fo:border="none"/>
    </style:style>
    <style:style style:name="Table1.I7" style:family="table-cell">
      <style:table-cell-properties fo:padding="0.097cm" fo:border="none"/>
    </style:style>
    <style:style style:name="Table1.J7" style:family="table-cell">
      <style:table-cell-properties fo:padding="0.097cm" fo:border="none"/>
    </style:style>
    <style:style style:name="Table1.A8" style:family="table-cell">
      <style:table-cell-properties fo:padding="0.097cm" fo:border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D8" style:family="table-cell">
      <style:table-cell-properties fo:padding="0.097cm" fo:border="none"/>
    </style:style>
    <style:style style:name="Table1.E8" style:family="table-cell">
      <style:table-cell-properties fo:padding="0.097cm" fo:border="none"/>
    </style:style>
    <style:style style:name="Table1.F8" style:family="table-cell">
      <style:table-cell-properties fo:padding="0.097cm" fo:border="none"/>
    </style:style>
    <style:style style:name="Table1.G8" style:family="table-cell">
      <style:table-cell-properties fo:padding="0.097cm" fo:border="none"/>
    </style:style>
    <style:style style:name="Table1.H8" style:family="table-cell">
      <style:table-cell-properties fo:padding="0.097cm" fo:border="none"/>
    </style:style>
    <style:style style:name="Table1.I8" style:family="table-cell">
      <style:table-cell-properties fo:padding="0.097cm" fo:border="none"/>
    </style:style>
    <style:style style:name="Table1.J8" style:family="table-cell">
      <style:table-cell-properties fo:padding="0.097cm" fo:border="none"/>
    </style:style>
    <style:style style:name="Table1.A9" style:family="table-cell">
      <style:table-cell-properties fo:padding="0.097cm" fo:border="none"/>
    </style:style>
    <style:style style:name="Table1.B9" style:family="table-cell">
      <style:table-cell-properties fo:padding="0.097cm" fo:border="none"/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padding="0.097cm" fo:border="none"/>
    </style:style>
    <style:style style:name="Table1.E9" style:family="table-cell">
      <style:table-cell-properties fo:padding="0.097cm" fo:border="none"/>
    </style:style>
    <style:style style:name="Table1.F9" style:family="table-cell">
      <style:table-cell-properties fo:padding="0.097cm" fo:border="none"/>
    </style:style>
    <style:style style:name="Table1.G9" style:family="table-cell">
      <style:table-cell-properties fo:padding="0.097cm" fo:border="none"/>
    </style:style>
    <style:style style:name="Table1.H9" style:family="table-cell">
      <style:table-cell-properties fo:padding="0.097cm" fo:border="none"/>
    </style:style>
    <style:style style:name="Table1.I9" style:family="table-cell">
      <style:table-cell-properties fo:padding="0.097cm" fo:border="none"/>
    </style:style>
    <style:style style:name="Table1.J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C10" style:family="table-cell">
      <style:table-cell-properties fo:padding="0.097cm" fo:border="none"/>
    </style:style>
    <style:style style:name="Table1.D10" style:family="table-cell">
      <style:table-cell-properties fo:padding="0.097cm" fo:border="none"/>
    </style:style>
    <style:style style:name="Table1.E10" style:family="table-cell">
      <style:table-cell-properties fo:padding="0.097cm" fo:border="none"/>
    </style:style>
    <style:style style:name="Table1.F10" style:family="table-cell">
      <style:table-cell-properties fo:padding="0.097cm" fo:border="none"/>
    </style:style>
    <style:style style:name="Table1.G10" style:family="table-cell">
      <style:table-cell-properties fo:padding="0.097cm" fo:border="none"/>
    </style:style>
    <style:style style:name="Table1.H10" style:family="table-cell">
      <style:table-cell-properties fo:padding="0.097cm" fo:border="none"/>
    </style:style>
    <style:style style:name="Table1.I10" style:family="table-cell">
      <style:table-cell-properties fo:padding="0.097cm" fo:border="none"/>
    </style:style>
    <style:style style:name="Table1.J10" style:family="table-cell">
      <style:table-cell-properties fo:padding="0.097cm" fo:border="none"/>
    </style:style>
    <style:style style:name="Table1.A11" style:family="table-cell">
      <style:table-cell-properties fo:padding="0.097cm" fo:border="none"/>
    </style:style>
    <style:style style:name="Table1.B11" style:family="table-cell">
      <style:table-cell-properties fo:padding="0.097cm" fo:border="none"/>
    </style:style>
    <style:style style:name="Table1.C11" style:family="table-cell">
      <style:table-cell-properties fo:padding="0.097cm" fo:border="none"/>
    </style:style>
    <style:style style:name="Table1.D11" style:family="table-cell">
      <style:table-cell-properties fo:padding="0.097cm" fo:border="none"/>
    </style:style>
    <style:style style:name="Table1.E11" style:family="table-cell">
      <style:table-cell-properties fo:padding="0.097cm" fo:border="none"/>
    </style:style>
    <style:style style:name="Table1.F11" style:family="table-cell">
      <style:table-cell-properties fo:padding="0.097cm" fo:border="none"/>
    </style:style>
    <style:style style:name="Table1.G11" style:family="table-cell">
      <style:table-cell-properties fo:padding="0.097cm" fo:border="none"/>
    </style:style>
    <style:style style:name="Table1.H11" style:family="table-cell">
      <style:table-cell-properties fo:padding="0.097cm" fo:border="none"/>
    </style:style>
    <style:style style:name="Table1.I11" style:family="table-cell">
      <style:table-cell-properties fo:padding="0.097cm" fo:border="none"/>
    </style:style>
    <style:style style:name="Table1.J11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B12" style:family="table-cell">
      <style:table-cell-properties fo:padding="0.097cm" fo:border="none"/>
    </style:style>
    <style:style style:name="Table1.C12" style:family="table-cell">
      <style:table-cell-properties fo:padding="0.097cm" fo:border="none"/>
    </style:style>
    <style:style style:name="Table1.D12" style:family="table-cell">
      <style:table-cell-properties fo:padding="0.097cm" fo:border="none"/>
    </style:style>
    <style:style style:name="Table1.E12" style:family="table-cell">
      <style:table-cell-properties fo:padding="0.097cm" fo:border="none"/>
    </style:style>
    <style:style style:name="Table1.F12" style:family="table-cell">
      <style:table-cell-properties fo:padding="0.097cm" fo:border="none"/>
    </style:style>
    <style:style style:name="Table1.G12" style:family="table-cell">
      <style:table-cell-properties fo:padding="0.097cm" fo:border="none"/>
    </style:style>
    <style:style style:name="Table1.H12" style:family="table-cell">
      <style:table-cell-properties fo:padding="0.097cm" fo:border="none"/>
    </style:style>
    <style:style style:name="Table1.I12" style:family="table-cell">
      <style:table-cell-properties fo:padding="0.097cm" fo:border="none"/>
    </style:style>
    <style:style style:name="Table1.J12" style:family="table-cell">
      <style:table-cell-properties fo:padding="0.097cm" fo:border="none"/>
    </style:style>
    <style:style style:name="P1" style:family="paragraph" style:parent-style-name="Standard">
      <style:text-properties officeooo:paragraph-rsid="0057f989"/>
    </style:style>
    <style:style style:name="P2" style:family="paragraph" style:parent-style-name="Preformatted_20_Text">
      <style:text-properties officeooo:rsid="0000d8b8" officeooo:paragraph-rsid="0000d8b8"/>
    </style:style>
    <style:style style:name="P3" style:family="paragraph" style:parent-style-name="Preformatted_20_Text">
      <style:text-properties officeooo:rsid="0000d8b8" officeooo:paragraph-rsid="00013624"/>
    </style:style>
    <style:style style:name="P4" style:family="paragraph" style:parent-style-name="Preformatted_20_Text">
      <style:text-properties officeooo:rsid="0000d8b8" officeooo:paragraph-rsid="00456d8f"/>
    </style:style>
    <style:style style:name="P5" style:family="paragraph" style:parent-style-name="Preformatted_20_Text">
      <style:text-properties officeooo:rsid="0000d8b8" officeooo:paragraph-rsid="005250cc"/>
    </style:style>
    <style:style style:name="P6" style:family="paragraph" style:parent-style-name="Preformatted_20_Text">
      <style:text-properties officeooo:rsid="0000d8b8" officeooo:paragraph-rsid="00576ae8"/>
    </style:style>
    <style:style style:name="P7" style:family="paragraph" style:parent-style-name="Preformatted_20_Text">
      <style:text-properties officeooo:rsid="0000d8b8" officeooo:paragraph-rsid="0057f989"/>
    </style:style>
    <style:style style:name="P8" style:family="paragraph" style:parent-style-name="Preformatted_20_Text">
      <style:text-properties officeooo:rsid="0016d5b2" officeooo:paragraph-rsid="0000d8b8"/>
    </style:style>
    <style:style style:name="P9" style:family="paragraph" style:parent-style-name="Preformatted_20_Text">
      <style:text-properties officeooo:rsid="005250cc" officeooo:paragraph-rsid="005250cc"/>
    </style:style>
    <style:style style:name="P10" style:family="paragraph" style:parent-style-name="Preformatted_20_Text">
      <style:text-properties officeooo:rsid="005250cc" officeooo:paragraph-rsid="005506fa"/>
    </style:style>
    <style:style style:name="P11" style:family="paragraph" style:parent-style-name="Table_20_Contents">
      <style:text-properties style:font-name="Liberation Mono" fo:font-size="10pt" officeooo:rsid="0040b5e4" officeooo:paragraph-rsid="0040b5e4" style:font-name-asian="Droid Sans Fallback1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40b5e4" officeooo:paragraph-rsid="0057f989" style:font-name-asian="Droid Sans Fallback1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41d1ce" officeooo:paragraph-rsid="0041d1ce" style:font-name-asian="Droid Sans Fallback1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41d1ce" officeooo:paragraph-rsid="0057f989" style:font-name-asian="Droid Sans Fallback1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439752" officeooo:paragraph-rsid="00439752" style:font-name-asian="Droid Sans Fallback1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4e1dd3" officeooo:paragraph-rsid="004e1dd3" style:font-name-asian="Droid Sans Fallback1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4e634a" officeooo:paragraph-rsid="004e634a" style:font-name-asian="Droid Sans Fallback1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4e634a" officeooo:paragraph-rsid="0057f989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4f7393" officeooo:paragraph-rsid="004f7393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5130db" officeooo:paragraph-rsid="005130db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518df5" officeooo:paragraph-rsid="00518df5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586f9d" officeooo:paragraph-rsid="00586f9d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5a55f7" officeooo:paragraph-rsid="005a55f7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5b8442" officeooo:paragraph-rsid="005b8442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5c1dcb" officeooo:paragraph-rsid="005c1dcb" style:font-name-asian="Droid Sans Fallback1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5f241f" officeooo:paragraph-rsid="005f241f" style:font-name-asian="Droid Sans Fallback1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60a685" officeooo:paragraph-rsid="0060a685" style:font-name-asian="Droid Sans Fallback1" style:font-size-asian="10pt" style:font-name-complex="Liberation Mono" style:font-size-complex="10pt"/>
    </style:style>
    <style:style style:name="P28" style:family="paragraph" style:parent-style-name="Preformatted_20_Text">
      <style:text-properties officeooo:rsid="0000d8b8" officeooo:paragraph-rsid="0000d8b8"/>
    </style:style>
    <style:style style:name="P29" style:family="paragraph" style:parent-style-name="Preformatted_20_Text">
      <style:text-properties officeooo:rsid="0000d8b8" officeooo:paragraph-rsid="0065e0f2"/>
    </style:style>
    <style:style style:name="P30" style:family="paragraph" style:parent-style-name="Preformatted_20_Text">
      <style:text-properties officeooo:rsid="00616be2" officeooo:paragraph-rsid="00616be2"/>
    </style:style>
    <style:style style:name="T1" style:family="text">
      <style:text-properties officeooo:rsid="0002218a"/>
    </style:style>
    <style:style style:name="T2" style:family="text">
      <style:text-properties style:font-name="Liberation Mono" fo:font-size="10pt" officeooo:rsid="00456d8f" style:font-name-asian="Droid Sans Fallback1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46591f" style:font-name-asian="Droid Sans Fallback1" style:font-size-asian="10pt" style:font-name-complex="Liberation Mono" style:font-size-complex="10pt"/>
    </style:style>
    <style:style style:name="T4" style:family="text">
      <style:text-properties officeooo:rsid="00539c04"/>
    </style:style>
    <style:style style:name="T5" style:family="text">
      <style:text-properties officeooo:rsid="005506fa"/>
    </style:style>
    <style:style style:name="T6" style:family="text">
      <style:text-properties officeooo:rsid="00572b1e"/>
    </style:style>
    <style:style style:name="T7" style:family="text">
      <style:text-properties officeooo:rsid="006459e0"/>
    </style:style>
    <style:style style:name="T8" style:family="text">
      <style:text-properties officeooo:rsid="0065af9c"/>
    </style:style>
    <style:style style:name="T9" style:family="text">
      <style:text-properties officeooo:rsid="0065e0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9">Benckmark Report</text:p>
      <text:p text:style-name="P9"/>
      <text:p text:style-name="P2"/>
      <text:p text:style-name="P2">Server Hostname:<text:tab/>localhost</text:p>
      <text:p text:style-name="P2">Server Port:<text:tab/>3306</text:p>
      <text:p text:style-name="P2"/>
      <text:p text:style-name="P30">System Configuration</text:p>
      <text:p text:style-name="P30"/>
      <text:p text:style-name="P30">Processor:<text:tab/><text:tab/>Intel core i5-5200U CPU @ 2.20GHz * 4</text:p>
      <text:p text:style-name="P30">RAM:<text:tab/><text:tab/><text:tab/>3.8 GiB</text:p>
      <text:p text:style-name="P30">OS Type:<text:tab/><text:tab/>64-bit<text:tab/><text:tab/><text:tab/></text:p>
      <text:p text:style-name="P2"/>
      <text:p text:style-name="P2"/>
      <text:p text:style-name="P2">Complete Requests:<text:tab/>50 </text:p>
      <text:p text:style-name="P2">Failed Requests:<text:tab/><text:tab/>0</text:p>
      <text:p text:style-name="P2"/>
      <text:p text:style-name="P2"/>
      <text:p text:style-name="P2"/>
      <text:p text:style-name="P2">Performance results:</text:p>
      <text:p text:style-name="P2">Technique: Row Checksum</text:p>
      <text:p text:style-name="P2"/>
      <text:p text:style-name="P2"/>
      <text:p text:style-name="P3"><text:tab/><text:tab/>Sample<text:span text:style-name="T1">S</text:span>ize<text:tab/>max<text:span text:style-name="T7">(sec)</text:span><text:tab/>min<text:span text:style-name="T7">(sec)</text:span><text:tab/>mean<text:tab/><text:tab/>SD<text:tab/><text:tab/>median<text:tab/><text:tab/></text:p>
      <text:p text:style-name="P2">Backup:<text:tab/><text:span text:style-name="T1">100K<text:tab/><text:tab/>2.61<text:tab/><text:tab/>1.91<text:tab/><text:tab/>2.20<text:tab/><text:tab/>0.13<text:tab/><text:tab/>2.18</text:span></text:p>
      <text:p text:style-name="P2">Restore:<text:tab/><text:span text:style-name="T1">100K<text:tab/><text:tab/>24.46<text:tab/><text:tab/>21.19<text:tab/><text:tab/>22.49<text:tab/><text:tab/>0.72<text:tab/><text:tab/>22.45</text:span></text:p>
      <text:p text:style-name="P2">Validate:<text:tab/><text:span text:style-name="T1">100K<text:tab/><text:tab/>1.08<text:tab/><text:tab/>0.997<text:tab/><text:tab/>1.02<text:tab/><text:tab/>0.015<text:tab/><text:tab/>1.02</text:span></text:p>
      <text:p text:style-name="P2"/>
      <text:p text:style-name="P2">Backup:<text:tab/><text:span text:style-name="T1">1M<text:tab/><text:tab/>81.15<text:tab/><text:tab/>24.43<text:tab/><text:tab/>33.48<text:tab/><text:tab/>7.99<text:tab/><text:tab/>32.51</text:span></text:p>
      <text:p text:style-name="P2">Restore:<text:tab/><text:span text:style-name="T1">1M<text:tab/><text:tab/>251.07<text:tab/>228.24<text:tab/>237.07<text:tab/>4.52<text:tab/><text:tab/>236.53</text:span></text:p>
      <text:p text:style-name="P2">Validate:<text:tab/><text:span text:style-name="T1">1M<text:tab/><text:tab/>21.46<text:tab/><text:tab/>10.49<text:tab/><text:tab/>11.78<text:tab/><text:tab/>1.58<text:tab/><text:tab/>11.47</text:span></text:p>
      <text:p text:style-name="P2"/>
      <text:p text:style-name="P4">Backup:<text:tab/><text:span text:style-name="T1">10M<text:tab/><text:tab/></text:span><text:span text:style-name="T2">387.67<text:tab/></text:span><text:span text:style-name="T3">332.90<text:tab/>368.17<text:tab/>14.02<text:tab/><text:tab/>370.63</text:span></text:p>
      <text:p text:style-name="P2">Restore:<text:tab/><text:span text:style-name="T1">10M<text:tab/><text:tab/>3152.80<text:tab/>2664.80<text:tab/>2781.67<text:tab/>120.41<text:tab/>2748.10</text:span></text:p>
      <text:p text:style-name="P2">Validate:<text:tab/><text:span text:style-name="T1">10M<text:tab/><text:tab/>180.49<text:tab/>150.73<text:tab/>157.78<text:tab/>7.06<text:tab/><text:tab/>157.06</text:span></text:p>
      <text:p text:style-name="P2"/>
      <text:p text:style-name="P2"/>
      <text:p text:style-name="P2"/>
      <text:p text:style-name="P2"/>
      <text:p text:style-name="P29">Percentage of requests served within a certain amount of time<text:span text:style-name="T9">(in seconds)</text:span></text:p>
      <text:p text:style-name="P2"/>
      <text:p text:style-name="P2"/>
      <table:table table:name="Percentile" table:style-name="Percentile">
        <table:table-column table:style-name="Percentile.A"/>
        <table:table-column table:style-name="Percentile.B" table:number-columns-repeated="7"/>
        <table:table-column table:style-name="Percentile.I"/>
        <table:table-column table:style-name="Percentile.J"/>
        <table:table-row>
          <table:table-cell table:style-name="Percentile.A1" office:value-type="string">
            <text:p text:style-name="P11">Percentile</text:p>
          </table:table-cell>
          <table:table-cell table:style-name="Percentile.B1" office:value-type="string">
            <text:p text:style-name="P11"/>
          </table:table-cell>
          <table:table-cell table:style-name="Percentile.C1" office:value-type="string">
            <text:p text:style-name="P11">100K <text:span text:style-name="T8">Records</text:span></text:p>
          </table:table-cell>
          <table:table-cell table:style-name="Percentile.D1" office:value-type="string">
            <text:p text:style-name="P11"/>
          </table:table-cell>
          <table:table-cell table:style-name="Percentile.E1" office:value-type="string">
            <text:p text:style-name="P11"/>
          </table:table-cell>
          <table:table-cell table:style-name="Percentile.F1" office:value-type="string">
            <text:p text:style-name="P11">1M <text:span text:style-name="T8">Records</text:span></text:p>
          </table:table-cell>
          <table:table-cell table:style-name="Percentile.G1" office:value-type="string">
            <text:p text:style-name="P11"/>
          </table:table-cell>
          <table:table-cell table:style-name="Percentile.H1" office:value-type="string">
            <text:p text:style-name="P11"/>
          </table:table-cell>
          <table:table-cell table:style-name="Percentile.I1" office:value-type="string">
            <text:p text:style-name="P11">10M <text:span text:style-name="T8">Records</text:span></text:p>
          </table:table-cell>
          <table:table-cell table:style-name="Percentile.J1" office:value-type="string">
            <text:p text:style-name="P11"/>
          </table:table-cell>
        </table:table-row>
        <table:table-row>
          <table:table-cell table:style-name="Percentile.A11" office:value-type="string">
            <text:p text:style-name="P11"/>
          </table:table-cell>
          <table:table-cell table:style-name="Percentile.B11" office:value-type="string">
            <text:p text:style-name="P11">Backup</text:p>
          </table:table-cell>
          <table:table-cell table:style-name="Percentile.C11" office:value-type="string">
            <text:p text:style-name="P11">Restore</text:p>
          </table:table-cell>
          <table:table-cell table:style-name="Percentile.D11" office:value-type="string">
            <text:p text:style-name="P11">Valid</text:p>
          </table:table-cell>
          <table:table-cell table:style-name="Percentile.E11" office:value-type="string">
            <text:p text:style-name="P13">Backup</text:p>
          </table:table-cell>
          <table:table-cell table:style-name="Percentile.F11" office:value-type="string">
            <text:p text:style-name="P13">Restore</text:p>
          </table:table-cell>
          <table:table-cell table:style-name="Percentile.G11" office:value-type="string">
            <text:p text:style-name="P13">Valid</text:p>
          </table:table-cell>
          <table:table-cell table:style-name="Percentile.H11" office:value-type="string">
            <text:p text:style-name="P13">Backup</text:p>
          </table:table-cell>
          <table:table-cell table:style-name="Percentile.I11" office:value-type="string">
            <text:p text:style-name="P13">Restore</text:p>
          </table:table-cell>
          <table:table-cell table:style-name="Percentile.J11" office:value-type="string">
            <text:p text:style-name="P13">Valid</text:p>
          </table:table-cell>
        </table:table-row>
        <table:table-row>
          <table:table-cell table:style-name="Percentile.A11" office:value-type="string">
            <text:p text:style-name="P11">10%</text:p>
          </table:table-cell>
          <table:table-cell table:style-name="Percentile.B11" office:value-type="string">
            <text:p text:style-name="P11">2.07</text:p>
          </table:table-cell>
          <table:table-cell table:style-name="Percentile.C11" office:value-type="string">
            <text:p text:style-name="P11">21.63</text:p>
          </table:table-cell>
          <table:table-cell table:style-name="Percentile.D11" office:value-type="string">
            <text:p text:style-name="P15">1.010</text:p>
          </table:table-cell>
          <table:table-cell table:style-name="Percentile.E11" office:value-type="string">
            <text:p text:style-name="P13">27.3</text:p>
          </table:table-cell>
          <table:table-cell table:style-name="Percentile.F11" office:value-type="string">
            <text:p text:style-name="P13">231.97</text:p>
          </table:table-cell>
          <table:table-cell table:style-name="Percentile.G11" office:value-type="string">
            <text:p text:style-name="P13">10.93</text:p>
          </table:table-cell>
          <table:table-cell table:style-name="Percentile.H11" office:value-type="string">
            <text:p text:style-name="P16">354.17</text:p>
          </table:table-cell>
          <table:table-cell table:style-name="Percentile.I11" office:value-type="string">
            <text:p text:style-name="P17">2700.10</text:p>
          </table:table-cell>
          <table:table-cell table:style-name="Percentile.J11" office:value-type="string">
            <text:p text:style-name="P19">151.44</text:p>
          </table:table-cell>
        </table:table-row>
        <table:table-row>
          <table:table-cell table:style-name="Percentile.A11" office:value-type="string">
            <text:p text:style-name="P11">20%</text:p>
          </table:table-cell>
          <table:table-cell table:style-name="Percentile.B11" office:value-type="string">
            <text:p text:style-name="P11">2.10</text:p>
          </table:table-cell>
          <table:table-cell table:style-name="Percentile.C11" office:value-type="string">
            <text:p text:style-name="P11">21.89</text:p>
          </table:table-cell>
          <table:table-cell table:style-name="Percentile.D11" office:value-type="string">
            <text:p text:style-name="P15">1.012</text:p>
          </table:table-cell>
          <table:table-cell table:style-name="Percentile.E11" office:value-type="string">
            <text:p text:style-name="P13">30.56</text:p>
          </table:table-cell>
          <table:table-cell table:style-name="Percentile.F11" office:value-type="string">
            <text:p text:style-name="P13">233.66</text:p>
          </table:table-cell>
          <table:table-cell table:style-name="Percentile.G11" office:value-type="string">
            <text:p text:style-name="P13">11.02</text:p>
          </table:table-cell>
          <table:table-cell table:style-name="Percentile.H11" office:value-type="string">
            <text:p text:style-name="P16">359.13</text:p>
          </table:table-cell>
          <table:table-cell table:style-name="Percentile.I11" office:value-type="string">
            <text:p text:style-name="P17">2707.50</text:p>
          </table:table-cell>
          <table:table-cell table:style-name="Percentile.J11" office:value-type="string">
            <text:p text:style-name="P19">152.20</text:p>
          </table:table-cell>
        </table:table-row>
        <table:table-row>
          <table:table-cell table:style-name="Percentile.A11" office:value-type="string">
            <text:p text:style-name="P11">30%</text:p>
          </table:table-cell>
          <table:table-cell table:style-name="Percentile.B11" office:value-type="string">
            <text:p text:style-name="P11">2.12</text:p>
          </table:table-cell>
          <table:table-cell table:style-name="Percentile.C11" office:value-type="string">
            <text:p text:style-name="P11">22.28</text:p>
          </table:table-cell>
          <table:table-cell table:style-name="Percentile.D11" office:value-type="string">
            <text:p text:style-name="P15">1.013</text:p>
          </table:table-cell>
          <table:table-cell table:style-name="Percentile.E11" office:value-type="string">
            <text:p text:style-name="P13">31.54</text:p>
          </table:table-cell>
          <table:table-cell table:style-name="Percentile.F11" office:value-type="string">
            <text:p text:style-name="P13">234.68</text:p>
          </table:table-cell>
          <table:table-cell table:style-name="Percentile.G11" office:value-type="string">
            <text:p text:style-name="P13">11.14</text:p>
          </table:table-cell>
          <table:table-cell table:style-name="Percentile.H11" office:value-type="string">
            <text:p text:style-name="P16">364.32</text:p>
          </table:table-cell>
          <table:table-cell table:style-name="Percentile.I11" office:value-type="string">
            <text:p text:style-name="P17">2724.54</text:p>
          </table:table-cell>
          <table:table-cell table:style-name="Percentile.J11" office:value-type="string">
            <text:p text:style-name="P19">155.80</text:p>
          </table:table-cell>
        </table:table-row>
        <table:table-row>
          <table:table-cell table:style-name="Percentile.A11" office:value-type="string">
            <text:p text:style-name="P11">40%</text:p>
          </table:table-cell>
          <table:table-cell table:style-name="Percentile.B11" office:value-type="string">
            <text:p text:style-name="P11">2.14</text:p>
          </table:table-cell>
          <table:table-cell table:style-name="Percentile.C11" office:value-type="string">
            <text:p text:style-name="P11">22.30</text:p>
          </table:table-cell>
          <table:table-cell table:style-name="Percentile.D11" office:value-type="string">
            <text:p text:style-name="P15">1.015</text:p>
          </table:table-cell>
          <table:table-cell table:style-name="Percentile.E11" office:value-type="string">
            <text:p text:style-name="P13">32.31</text:p>
          </table:table-cell>
          <table:table-cell table:style-name="Percentile.F11" office:value-type="string">
            <text:p text:style-name="P13">235.33</text:p>
          </table:table-cell>
          <table:table-cell table:style-name="Percentile.G11" office:value-type="string">
            <text:p text:style-name="P13">11.19</text:p>
          </table:table-cell>
          <table:table-cell table:style-name="Percentile.H11" office:value-type="string">
            <text:p text:style-name="P16">367.29</text:p>
          </table:table-cell>
          <table:table-cell table:style-name="Percentile.I11" office:value-type="string">
            <text:p text:style-name="P17">2738.31</text:p>
          </table:table-cell>
          <table:table-cell table:style-name="Percentile.J11" office:value-type="string">
            <text:p text:style-name="P19">156.51</text:p>
          </table:table-cell>
        </table:table-row>
        <table:table-row>
          <table:table-cell table:style-name="Percentile.A11" office:value-type="string">
            <text:p text:style-name="P11">50%</text:p>
          </table:table-cell>
          <table:table-cell table:style-name="Percentile.B11" office:value-type="string">
            <text:p text:style-name="P11">2.18</text:p>
          </table:table-cell>
          <table:table-cell table:style-name="Percentile.C11" office:value-type="string">
            <text:p text:style-name="P11">22.45</text:p>
          </table:table-cell>
          <table:table-cell table:style-name="Percentile.D11" office:value-type="string">
            <text:p text:style-name="P15">1.018</text:p>
          </table:table-cell>
          <table:table-cell table:style-name="Percentile.E11" office:value-type="string">
            <text:p text:style-name="P13">32.51</text:p>
          </table:table-cell>
          <table:table-cell table:style-name="Percentile.F11" office:value-type="string">
            <text:p text:style-name="P13">236.53</text:p>
          </table:table-cell>
          <table:table-cell table:style-name="Percentile.G11" office:value-type="string">
            <text:p text:style-name="P13">11.47</text:p>
          </table:table-cell>
          <table:table-cell table:style-name="Percentile.H11" office:value-type="string">
            <text:p text:style-name="P17">370.69</text:p>
          </table:table-cell>
          <table:table-cell table:style-name="Percentile.I11" office:value-type="string">
            <text:p text:style-name="P17">2748.10</text:p>
          </table:table-cell>
          <table:table-cell table:style-name="Percentile.J11" office:value-type="string">
            <text:p text:style-name="P19">157.06</text:p>
          </table:table-cell>
        </table:table-row>
        <table:table-row>
          <table:table-cell table:style-name="Percentile.A11" office:value-type="string">
            <text:p text:style-name="P11">60%</text:p>
          </table:table-cell>
          <table:table-cell table:style-name="Percentile.B11" office:value-type="string">
            <text:p text:style-name="P11">2.21</text:p>
          </table:table-cell>
          <table:table-cell table:style-name="Percentile.C11" office:value-type="string">
            <text:p text:style-name="P11">22.55</text:p>
          </table:table-cell>
          <table:table-cell table:style-name="Percentile.D11" office:value-type="string">
            <text:p text:style-name="P15">1.022</text:p>
          </table:table-cell>
          <table:table-cell table:style-name="Percentile.E11" office:value-type="string">
            <text:p text:style-name="P13">33.08</text:p>
          </table:table-cell>
          <table:table-cell table:style-name="Percentile.F11" office:value-type="string">
            <text:p text:style-name="P13">237.30</text:p>
          </table:table-cell>
          <table:table-cell table:style-name="Percentile.G11" office:value-type="string">
            <text:p text:style-name="P13">11.66</text:p>
          </table:table-cell>
          <table:table-cell table:style-name="Percentile.H11" office:value-type="string">
            <text:p text:style-name="P17">372.62</text:p>
          </table:table-cell>
          <table:table-cell table:style-name="Percentile.I11" office:value-type="string">
            <text:p text:style-name="P17">2767.63</text:p>
          </table:table-cell>
          <table:table-cell table:style-name="Percentile.J11" office:value-type="string">
            <text:p text:style-name="P19">157.94</text:p>
          </table:table-cell>
        </table:table-row>
        <table:table-row>
          <table:table-cell table:style-name="Percentile.A11" office:value-type="string">
            <text:p text:style-name="P11">70%</text:p>
          </table:table-cell>
          <table:table-cell table:style-name="Percentile.B11" office:value-type="string">
            <text:p text:style-name="P11">2.27</text:p>
          </table:table-cell>
          <table:table-cell table:style-name="Percentile.C11" office:value-type="string">
            <text:p text:style-name="P11">22.69</text:p>
          </table:table-cell>
          <table:table-cell table:style-name="Percentile.D11" office:value-type="string">
            <text:p text:style-name="P15">1.028</text:p>
          </table:table-cell>
          <table:table-cell table:style-name="Percentile.E11" office:value-type="string">
            <text:p text:style-name="P13">33.37</text:p>
          </table:table-cell>
          <table:table-cell table:style-name="Percentile.F11" office:value-type="string">
            <text:p text:style-name="P13">238.59</text:p>
          </table:table-cell>
          <table:table-cell table:style-name="Percentile.G11" office:value-type="string">
            <text:p text:style-name="P13">11.84</text:p>
          </table:table-cell>
          <table:table-cell table:style-name="Percentile.H11" office:value-type="string">
            <text:p text:style-name="P17">374.26</text:p>
          </table:table-cell>
          <table:table-cell table:style-name="Percentile.I11" office:value-type="string">
            <text:p text:style-name="P17">2776.62</text:p>
          </table:table-cell>
          <table:table-cell table:style-name="Percentile.J11" office:value-type="string">
            <text:p text:style-name="P20">158.94</text:p>
          </table:table-cell>
        </table:table-row>
        <table:table-row>
          <table:table-cell table:style-name="Percentile.A11" office:value-type="string">
            <text:p text:style-name="P11">80%</text:p>
          </table:table-cell>
          <table:table-cell table:style-name="Percentile.B11" office:value-type="string">
            <text:p text:style-name="P11">2.29</text:p>
          </table:table-cell>
          <table:table-cell table:style-name="Percentile.C11" office:value-type="string">
            <text:p text:style-name="P11">23.05</text:p>
          </table:table-cell>
          <table:table-cell table:style-name="Percentile.D11" office:value-type="string">
            <text:p text:style-name="P15">1.031</text:p>
          </table:table-cell>
          <table:table-cell table:style-name="Percentile.E11" office:value-type="string">
            <text:p text:style-name="P13">34.18</text:p>
          </table:table-cell>
          <table:table-cell table:style-name="Percentile.F11" office:value-type="string">
            <text:p text:style-name="P13">239.80</text:p>
          </table:table-cell>
          <table:table-cell table:style-name="Percentile.G11" office:value-type="string">
            <text:p text:style-name="P13">12.11</text:p>
          </table:table-cell>
          <table:table-cell table:style-name="Percentile.H11" office:value-type="string">
            <text:p text:style-name="P17">378.32</text:p>
          </table:table-cell>
          <table:table-cell table:style-name="Percentile.I11" office:value-type="string">
            <text:p text:style-name="P17">2796.18</text:p>
          </table:table-cell>
          <table:table-cell table:style-name="Percentile.J11" office:value-type="string">
            <text:p text:style-name="P21">159.33</text:p>
          </table:table-cell>
        </table:table-row>
        <table:table-row>
          <table:table-cell table:style-name="Percentile.A11" office:value-type="string">
            <text:p text:style-name="P11">90%</text:p>
          </table:table-cell>
          <table:table-cell table:style-name="Percentile.B11" office:value-type="string">
            <text:p text:style-name="P11">2.34</text:p>
          </table:table-cell>
          <table:table-cell table:style-name="Percentile.C11" office:value-type="string">
            <text:p text:style-name="P11">23.40</text:p>
          </table:table-cell>
          <table:table-cell table:style-name="Percentile.D11" office:value-type="string">
            <text:p text:style-name="P15">1.038</text:p>
          </table:table-cell>
          <table:table-cell table:style-name="Percentile.E11" office:value-type="string">
            <text:p text:style-name="P13">37.27</text:p>
          </table:table-cell>
          <table:table-cell table:style-name="Percentile.F11" office:value-type="string">
            <text:p text:style-name="P13">243.08</text:p>
          </table:table-cell>
          <table:table-cell table:style-name="Percentile.G11" office:value-type="string">
            <text:p text:style-name="P13">12.48</text:p>
          </table:table-cell>
          <table:table-cell table:style-name="Percentile.H11" office:value-type="string">
            <text:p text:style-name="P17">383.84</text:p>
          </table:table-cell>
          <table:table-cell table:style-name="Percentile.I11" office:value-type="string">
            <text:p text:style-name="P17">2884.96</text:p>
          </table:table-cell>
          <table:table-cell table:style-name="Percentile.J11" office:value-type="string">
            <text:p text:style-name="P21">160.09</text:p>
          </table:table-cell>
        </table:table-row>
        <table:table-row>
          <table:table-cell table:style-name="Percentile.A12" office:value-type="string">
            <text:p text:style-name="P11">100%</text:p>
          </table:table-cell>
          <table:table-cell table:style-name="Percentile.B12" office:value-type="string">
            <text:p text:style-name="P11">2.61</text:p>
          </table:table-cell>
          <table:table-cell table:style-name="Percentile.C12" office:value-type="string">
            <text:p text:style-name="P11">24.46</text:p>
          </table:table-cell>
          <table:table-cell table:style-name="Percentile.D12" office:value-type="string">
            <text:p text:style-name="P15">1.080</text:p>
          </table:table-cell>
          <table:table-cell table:style-name="Percentile.E12" office:value-type="string">
            <text:p text:style-name="P13">81.15</text:p>
          </table:table-cell>
          <table:table-cell table:style-name="Percentile.F12" office:value-type="string">
            <text:p text:style-name="P13">251.07</text:p>
          </table:table-cell>
          <table:table-cell table:style-name="Percentile.G12" office:value-type="string">
            <text:p text:style-name="P13">21.46</text:p>
          </table:table-cell>
          <table:table-cell table:style-name="Percentile.H12" office:value-type="string">
            <text:p text:style-name="P17">387.67</text:p>
          </table:table-cell>
          <table:table-cell table:style-name="Percentile.I12" office:value-type="string">
            <text:p text:style-name="P17">3152.80</text:p>
          </table:table-cell>
          <table:table-cell table:style-name="Percentile.J12" office:value-type="string">
            <text:p text:style-name="P21">180.49</text:p>
          </table:table-cell>
        </table:table-row>
      </table:table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5">Performance results:</text:p>
      <text:p text:style-name="P5">Technique: <text:span text:style-name="T4">Table</text:span> Checksum</text:p>
      <text:p text:style-name="P5"/>
      <text:p text:style-name="P5"/>
      <text:p text:style-name="P5"/>
      <text:p text:style-name="P5"><text:tab/><text:tab/>Sample<text:span text:style-name="T1">S</text:span>ize<text:tab/>max<text:span text:style-name="T8">(Sec)</text:span><text:tab/>min<text:span text:style-name="T8">(Sec)</text:span><text:tab/>mean<text:tab/><text:tab/>SD<text:tab/><text:tab/>median</text:p>
      <text:p text:style-name="P5"/>
      <text:p text:style-name="P9">Backup:<text:tab/>100K<text:tab/><text:tab/><text:span text:style-name="T5">2.27<text:tab/><text:tab/>1.24<text:tab/><text:tab/>1.41<text:tab/><text:tab/>0.19<text:tab/><text:tab/>1.36</text:span></text:p>
      <text:p text:style-name="P10">Restore:<text:tab/>100K<text:tab/><text:tab/><text:span text:style-name="T1">24.46<text:tab/><text:tab/>21.19<text:tab/><text:tab/>22.49<text:tab/><text:tab/>0.72<text:tab/><text:tab/>22.45</text:span></text:p>
      <text:p text:style-name="P9">Validate:<text:tab/>100K<text:tab/><text:tab/><text:span text:style-name="T6">0.35<text:tab/><text:tab/>0.29<text:tab/><text:tab/>0.31<text:tab/><text:tab/>0.02<text:tab/><text:tab/>0.31</text:span></text:p>
      <text:p text:style-name="P9"/>
      <text:p text:style-name="P6">Backup:<text:tab/><text:span text:style-name="T1">1M<text:tab/><text:tab/>22.78<text:tab/><text:tab/>13.50<text:tab/><text:tab/>15.50<text:tab/><text:tab/>2.09<text:tab/><text:tab/>14.87</text:span></text:p>
      <text:p text:style-name="P6">Restore:<text:tab/><text:span text:style-name="T1">1M<text:tab/><text:tab/>231.50<text:tab/>213.19<text:tab/>218.14<text:tab/>3.67<text:tab/><text:tab/>217.62</text:span></text:p>
      <text:p text:style-name="P6">Validate:<text:tab/><text:span text:style-name="T1">1M<text:tab/><text:tab/>3.87<text:tab/><text:tab/>2.97<text:tab/><text:tab/>3.39<text:tab/><text:tab/>0.22<text:tab/><text:tab/>3.37</text:span></text:p>
      <text:p text:style-name="P6"/>
      <text:p text:style-name="P6">Backup:<text:tab/><text:span text:style-name="T1">10M<text:tab/><text:tab/>655.04<text:tab/>290.44<text:tab/>381.55<text:tab/>120.04<text:tab/>326.17</text:span></text:p>
      <text:p text:style-name="P6">Restore:<text:tab/><text:span text:style-name="T1">10M<text:tab/><text:tab/>3152.80<text:tab/>2664.80<text:tab/>2781.67<text:tab/>120.41<text:tab/>2748.10</text:span></text:p>
      <text:p text:style-name="P6">Validate:<text:tab/><text:span text:style-name="T1">10M<text:tab/><text:tab/>89.29<text:tab/><text:tab/>85.06<text:tab/><text:tab/>85.83<text:tab/><text:tab/>0.91<text:tab/><text:tab/>85.54</text:span></text:p>
      <text:p text:style-name="P6"/>
      <text:p text:style-name="P6"/>
      <text:p text:style-name="P6"/>
      <text:p text:style-name="P7">Percentage of requests served within a certain amount of time<text:span text:style-name="T9">(in seconds)</text:span></text:p>
      <text:p text:style-name="P6"/>
      <text:p text:style-name="P7"/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column table:style-name="Table1.J"/>
        <table:table-row>
          <table:table-cell table:style-name="Table1.A1" office:value-type="string">
            <text:p text:style-name="P12">Percentile</text:p>
          </table:table-cell>
          <table:table-cell table:style-name="Table1.B1" office:value-type="string">
            <text:p text:style-name="P12"/>
          </table:table-cell>
          <table:table-cell table:style-name="Table1.C1" office:value-type="string">
            <text:p text:style-name="P12">100K <text:span text:style-name="T8">Records</text:span></text:p>
          </table:table-cell>
          <table:table-cell table:style-name="Table1.D1" office:value-type="string">
            <text:p text:style-name="P12"/>
          </table:table-cell>
          <table:table-cell table:style-name="Table1.E1" office:value-type="string">
            <text:p text:style-name="P12"/>
          </table:table-cell>
          <table:table-cell table:style-name="Table1.F1" office:value-type="string">
            <text:p text:style-name="P12">1M <text:span text:style-name="T8">Records</text:span></text:p>
          </table:table-cell>
          <table:table-cell table:style-name="Table1.G1" office:value-type="string">
            <text:p text:style-name="P12"/>
          </table:table-cell>
          <table:table-cell table:style-name="Table1.H1" office:value-type="string">
            <text:p text:style-name="P12"/>
          </table:table-cell>
          <table:table-cell table:style-name="Table1.I1" office:value-type="string">
            <text:p text:style-name="P12">10M <text:span text:style-name="T8">Records</text:span></text:p>
          </table:table-cell>
          <table:table-cell table:style-name="Table1.J1" office:value-type="string">
            <text:p text:style-name="P12"/>
          </table:table-cell>
        </table:table-row>
        <table:table-row>
          <table:table-cell table:style-name="Table1.A11" office:value-type="string">
            <text:p text:style-name="P12"/>
          </table:table-cell>
          <table:table-cell table:style-name="Table1.B11" office:value-type="string">
            <text:p text:style-name="P12">Backup</text:p>
          </table:table-cell>
          <table:table-cell table:style-name="Table1.C11" office:value-type="string">
            <text:p text:style-name="P12">Restore</text:p>
          </table:table-cell>
          <table:table-cell table:style-name="Table1.D11" office:value-type="string">
            <text:p text:style-name="P12">Valid</text:p>
          </table:table-cell>
          <table:table-cell table:style-name="Table1.E11" office:value-type="string">
            <text:p text:style-name="P14">Backup</text:p>
          </table:table-cell>
          <table:table-cell table:style-name="Table1.F11" office:value-type="string">
            <text:p text:style-name="P14">Restore</text:p>
          </table:table-cell>
          <table:table-cell table:style-name="Table1.G11" office:value-type="string">
            <text:p text:style-name="P14">Valid</text:p>
          </table:table-cell>
          <table:table-cell table:style-name="Table1.H11" office:value-type="string">
            <text:p text:style-name="P14">Backup</text:p>
          </table:table-cell>
          <table:table-cell table:style-name="Table1.I11" office:value-type="string">
            <text:p text:style-name="P14">Restore</text:p>
          </table:table-cell>
          <table:table-cell table:style-name="Table1.J11" office:value-type="string">
            <text:p text:style-name="P14">Valid</text:p>
          </table:table-cell>
        </table:table-row>
        <table:table-row>
          <table:table-cell table:style-name="Table1.A11" office:value-type="string">
            <text:p text:style-name="P12">10%</text:p>
          </table:table-cell>
          <table:table-cell table:style-name="Table1.B11" office:value-type="string">
            <text:p text:style-name="P22">1.23</text:p>
          </table:table-cell>
          <table:table-cell table:style-name="Table1.C11" office:value-type="string">
            <text:p text:style-name="P12">21.63</text:p>
          </table:table-cell>
          <table:table-cell table:style-name="Table1.D11" office:value-type="string">
            <text:p text:style-name="P22">0.29</text:p>
          </table:table-cell>
          <table:table-cell table:style-name="Table1.E11" office:value-type="string">
            <text:p text:style-name="P23">13.83</text:p>
          </table:table-cell>
          <table:table-cell table:style-name="Table1.F11" office:value-type="string">
            <text:p text:style-name="P24">214.45</text:p>
          </table:table-cell>
          <table:table-cell table:style-name="Table1.G11" office:value-type="string">
            <text:p text:style-name="P25">3.14</text:p>
          </table:table-cell>
          <table:table-cell table:style-name="Table1.H11" office:value-type="string">
            <text:p text:style-name="P26">305.50</text:p>
          </table:table-cell>
          <table:table-cell table:style-name="Table1.I11" office:value-type="string">
            <text:p text:style-name="P18">2700.10</text:p>
          </table:table-cell>
          <table:table-cell table:style-name="Table1.J11" office:value-type="string">
            <text:p text:style-name="P27">85.26</text:p>
          </table:table-cell>
        </table:table-row>
        <table:table-row>
          <table:table-cell table:style-name="Table1.A11" office:value-type="string">
            <text:p text:style-name="P12">20%</text:p>
          </table:table-cell>
          <table:table-cell table:style-name="Table1.B11" office:value-type="string">
            <text:p text:style-name="P22">1.29</text:p>
          </table:table-cell>
          <table:table-cell table:style-name="Table1.C11" office:value-type="string">
            <text:p text:style-name="P12">21.89</text:p>
          </table:table-cell>
          <table:table-cell table:style-name="Table1.D11" office:value-type="string">
            <text:p text:style-name="P22">0.30</text:p>
          </table:table-cell>
          <table:table-cell table:style-name="Table1.E11" office:value-type="string">
            <text:p text:style-name="P23">14.15</text:p>
          </table:table-cell>
          <table:table-cell table:style-name="Table1.F11" office:value-type="string">
            <text:p text:style-name="P24">215.54</text:p>
          </table:table-cell>
          <table:table-cell table:style-name="Table1.G11" office:value-type="string">
            <text:p text:style-name="P25">3.20</text:p>
          </table:table-cell>
          <table:table-cell table:style-name="Table1.H11" office:value-type="string">
            <text:p text:style-name="P26">308.20</text:p>
          </table:table-cell>
          <table:table-cell table:style-name="Table1.I11" office:value-type="string">
            <text:p text:style-name="P18">2707.50</text:p>
          </table:table-cell>
          <table:table-cell table:style-name="Table1.J11" office:value-type="string">
            <text:p text:style-name="P27">85.30</text:p>
          </table:table-cell>
        </table:table-row>
        <table:table-row>
          <table:table-cell table:style-name="Table1.A11" office:value-type="string">
            <text:p text:style-name="P12">30%</text:p>
          </table:table-cell>
          <table:table-cell table:style-name="Table1.B11" office:value-type="string">
            <text:p text:style-name="P22">1.32</text:p>
          </table:table-cell>
          <table:table-cell table:style-name="Table1.C11" office:value-type="string">
            <text:p text:style-name="P12">22.28</text:p>
          </table:table-cell>
          <table:table-cell table:style-name="Table1.D11" office:value-type="string">
            <text:p text:style-name="P22">0.31</text:p>
          </table:table-cell>
          <table:table-cell table:style-name="Table1.E11" office:value-type="string">
            <text:p text:style-name="P23">14.53</text:p>
          </table:table-cell>
          <table:table-cell table:style-name="Table1.F11" office:value-type="string">
            <text:p text:style-name="P24">216.38</text:p>
          </table:table-cell>
          <table:table-cell table:style-name="Table1.G11" office:value-type="string">
            <text:p text:style-name="P25">3.26</text:p>
          </table:table-cell>
          <table:table-cell table:style-name="Table1.H11" office:value-type="string">
            <text:p text:style-name="P26">313.19</text:p>
          </table:table-cell>
          <table:table-cell table:style-name="Table1.I11" office:value-type="string">
            <text:p text:style-name="P18">2724.54</text:p>
          </table:table-cell>
          <table:table-cell table:style-name="Table1.J11" office:value-type="string">
            <text:p text:style-name="P27">85.36</text:p>
          </table:table-cell>
        </table:table-row>
        <table:table-row>
          <table:table-cell table:style-name="Table1.A11" office:value-type="string">
            <text:p text:style-name="P12">40%</text:p>
          </table:table-cell>
          <table:table-cell table:style-name="Table1.B11" office:value-type="string">
            <text:p text:style-name="P22">1.35</text:p>
          </table:table-cell>
          <table:table-cell table:style-name="Table1.C11" office:value-type="string">
            <text:p text:style-name="P12">22.30</text:p>
          </table:table-cell>
          <table:table-cell table:style-name="Table1.D11" office:value-type="string">
            <text:p text:style-name="P22">0.31</text:p>
          </table:table-cell>
          <table:table-cell table:style-name="Table1.E11" office:value-type="string">
            <text:p text:style-name="P23">14.65</text:p>
          </table:table-cell>
          <table:table-cell table:style-name="Table1.F11" office:value-type="string">
            <text:p text:style-name="P24">217.15</text:p>
          </table:table-cell>
          <table:table-cell table:style-name="Table1.G11" office:value-type="string">
            <text:p text:style-name="P25">3.32</text:p>
          </table:table-cell>
          <table:table-cell table:style-name="Table1.H11" office:value-type="string">
            <text:p text:style-name="P26">322.18</text:p>
          </table:table-cell>
          <table:table-cell table:style-name="Table1.I11" office:value-type="string">
            <text:p text:style-name="P18">2738.31</text:p>
          </table:table-cell>
          <table:table-cell table:style-name="Table1.J11" office:value-type="string">
            <text:p text:style-name="P27">85.46</text:p>
          </table:table-cell>
        </table:table-row>
        <table:table-row>
          <table:table-cell table:style-name="Table1.A11" office:value-type="string">
            <text:p text:style-name="P12">50%</text:p>
          </table:table-cell>
          <table:table-cell table:style-name="Table1.B11" office:value-type="string">
            <text:p text:style-name="P22">1.36</text:p>
          </table:table-cell>
          <table:table-cell table:style-name="Table1.C11" office:value-type="string">
            <text:p text:style-name="P12">22.45</text:p>
          </table:table-cell>
          <table:table-cell table:style-name="Table1.D11" office:value-type="string">
            <text:p text:style-name="P22">0.31</text:p>
          </table:table-cell>
          <table:table-cell table:style-name="Table1.E11" office:value-type="string">
            <text:p text:style-name="P23">14.87</text:p>
          </table:table-cell>
          <table:table-cell table:style-name="Table1.F11" office:value-type="string">
            <text:p text:style-name="P24">217.62</text:p>
          </table:table-cell>
          <table:table-cell table:style-name="Table1.G11" office:value-type="string">
            <text:p text:style-name="P25">3.37</text:p>
          </table:table-cell>
          <table:table-cell table:style-name="Table1.H11" office:value-type="string">
            <text:p text:style-name="P26">326.17</text:p>
          </table:table-cell>
          <table:table-cell table:style-name="Table1.I11" office:value-type="string">
            <text:p text:style-name="P18">2748.10</text:p>
          </table:table-cell>
          <table:table-cell table:style-name="Table1.J11" office:value-type="string">
            <text:p text:style-name="P27">85.56</text:p>
          </table:table-cell>
        </table:table-row>
        <table:table-row>
          <table:table-cell table:style-name="Table1.A11" office:value-type="string">
            <text:p text:style-name="P12">60%</text:p>
          </table:table-cell>
          <table:table-cell table:style-name="Table1.B11" office:value-type="string">
            <text:p text:style-name="P22">1.37</text:p>
          </table:table-cell>
          <table:table-cell table:style-name="Table1.C11" office:value-type="string">
            <text:p text:style-name="P12">22.55</text:p>
          </table:table-cell>
          <table:table-cell table:style-name="Table1.D11" office:value-type="string">
            <text:p text:style-name="P22">0.32</text:p>
          </table:table-cell>
          <table:table-cell table:style-name="Table1.E11" office:value-type="string">
            <text:p text:style-name="P23">15.05</text:p>
          </table:table-cell>
          <table:table-cell table:style-name="Table1.F11" office:value-type="string">
            <text:p text:style-name="P24">218.26</text:p>
          </table:table-cell>
          <table:table-cell table:style-name="Table1.G11" office:value-type="string">
            <text:p text:style-name="P25">3.43</text:p>
          </table:table-cell>
          <table:table-cell table:style-name="Table1.H11" office:value-type="string">
            <text:p text:style-name="P26">330.88</text:p>
          </table:table-cell>
          <table:table-cell table:style-name="Table1.I11" office:value-type="string">
            <text:p text:style-name="P18">2767.63</text:p>
          </table:table-cell>
          <table:table-cell table:style-name="Table1.J11" office:value-type="string">
            <text:p text:style-name="P27">85.68</text:p>
          </table:table-cell>
        </table:table-row>
        <table:table-row>
          <table:table-cell table:style-name="Table1.A11" office:value-type="string">
            <text:p text:style-name="P12">70%</text:p>
          </table:table-cell>
          <table:table-cell table:style-name="Table1.B11" office:value-type="string">
            <text:p text:style-name="P22">1.41</text:p>
          </table:table-cell>
          <table:table-cell table:style-name="Table1.C11" office:value-type="string">
            <text:p text:style-name="P12">22.69</text:p>
          </table:table-cell>
          <table:table-cell table:style-name="Table1.D11" office:value-type="string">
            <text:p text:style-name="P22">0.32</text:p>
          </table:table-cell>
          <table:table-cell table:style-name="Table1.E11" office:value-type="string">
            <text:p text:style-name="P23">15.42</text:p>
          </table:table-cell>
          <table:table-cell table:style-name="Table1.F11" office:value-type="string">
            <text:p text:style-name="P24">218.84</text:p>
          </table:table-cell>
          <table:table-cell table:style-name="Table1.G11" office:value-type="string">
            <text:p text:style-name="P25">3.48</text:p>
          </table:table-cell>
          <table:table-cell table:style-name="Table1.H11" office:value-type="string">
            <text:p text:style-name="P26">343.34</text:p>
          </table:table-cell>
          <table:table-cell table:style-name="Table1.I11" office:value-type="string">
            <text:p text:style-name="P18">2776.62</text:p>
          </table:table-cell>
          <table:table-cell table:style-name="Table1.J11" office:value-type="string">
            <text:p text:style-name="P27">85.77</text:p>
          </table:table-cell>
        </table:table-row>
        <table:table-row>
          <table:table-cell table:style-name="Table1.A11" office:value-type="string">
            <text:p text:style-name="P12">80%</text:p>
          </table:table-cell>
          <table:table-cell table:style-name="Table1.B11" office:value-type="string">
            <text:p text:style-name="P22">1.46</text:p>
          </table:table-cell>
          <table:table-cell table:style-name="Table1.C11" office:value-type="string">
            <text:p text:style-name="P12">23.05</text:p>
          </table:table-cell>
          <table:table-cell table:style-name="Table1.D11" office:value-type="string">
            <text:p text:style-name="P22">0.33</text:p>
          </table:table-cell>
          <table:table-cell table:style-name="Table1.E11" office:value-type="string">
            <text:p text:style-name="P23">16.08</text:p>
          </table:table-cell>
          <table:table-cell table:style-name="Table1.F11" office:value-type="string">
            <text:p text:style-name="P24">219.64</text:p>
          </table:table-cell>
          <table:table-cell table:style-name="Table1.G11" office:value-type="string">
            <text:p text:style-name="P25">3.53</text:p>
          </table:table-cell>
          <table:table-cell table:style-name="Table1.H11" office:value-type="string">
            <text:p text:style-name="P26">478.92</text:p>
          </table:table-cell>
          <table:table-cell table:style-name="Table1.I11" office:value-type="string">
            <text:p text:style-name="P18">2796.18</text:p>
          </table:table-cell>
          <table:table-cell table:style-name="Table1.J11" office:value-type="string">
            <text:p text:style-name="P27">85.91</text:p>
          </table:table-cell>
        </table:table-row>
        <table:table-row>
          <table:table-cell table:style-name="Table1.A11" office:value-type="string">
            <text:p text:style-name="P12">90%</text:p>
          </table:table-cell>
          <table:table-cell table:style-name="Table1.B11" office:value-type="string">
            <text:p text:style-name="P22">1.53</text:p>
          </table:table-cell>
          <table:table-cell table:style-name="Table1.C11" office:value-type="string">
            <text:p text:style-name="P12">23.40</text:p>
          </table:table-cell>
          <table:table-cell table:style-name="Table1.D11" office:value-type="string">
            <text:p text:style-name="P22">0.34</text:p>
          </table:table-cell>
          <table:table-cell table:style-name="Table1.E11" office:value-type="string">
            <text:p text:style-name="P23">18.82</text:p>
          </table:table-cell>
          <table:table-cell table:style-name="Table1.F11" office:value-type="string">
            <text:p text:style-name="P24">221.83</text:p>
          </table:table-cell>
          <table:table-cell table:style-name="Table1.G11" office:value-type="string">
            <text:p text:style-name="P25">3.68</text:p>
          </table:table-cell>
          <table:table-cell table:style-name="Table1.H11" office:value-type="string">
            <text:p text:style-name="P26">625.53</text:p>
          </table:table-cell>
          <table:table-cell table:style-name="Table1.I11" office:value-type="string">
            <text:p text:style-name="P18">2884.96</text:p>
          </table:table-cell>
          <table:table-cell table:style-name="Table1.J11" office:value-type="string">
            <text:p text:style-name="P27">86.64</text:p>
          </table:table-cell>
        </table:table-row>
        <table:table-row>
          <table:table-cell table:style-name="Table1.A12" office:value-type="string">
            <text:p text:style-name="P12">100%</text:p>
          </table:table-cell>
          <table:table-cell table:style-name="Table1.B12" office:value-type="string">
            <text:p text:style-name="P22">2.27</text:p>
          </table:table-cell>
          <table:table-cell table:style-name="Table1.C12" office:value-type="string">
            <text:p text:style-name="P12">24.46</text:p>
          </table:table-cell>
          <table:table-cell table:style-name="Table1.D12" office:value-type="string">
            <text:p text:style-name="P22">0.35</text:p>
          </table:table-cell>
          <table:table-cell table:style-name="Table1.E12" office:value-type="string">
            <text:p text:style-name="P23">22.78</text:p>
          </table:table-cell>
          <table:table-cell table:style-name="Table1.F12" office:value-type="string">
            <text:p text:style-name="P24">231.50</text:p>
          </table:table-cell>
          <table:table-cell table:style-name="Table1.G12" office:value-type="string">
            <text:p text:style-name="P25">3.87</text:p>
          </table:table-cell>
          <table:table-cell table:style-name="Table1.H12" office:value-type="string">
            <text:p text:style-name="P26">655.04</text:p>
          </table:table-cell>
          <table:table-cell table:style-name="Table1.I12" office:value-type="string">
            <text:p text:style-name="P18">3152.80</text:p>
          </table:table-cell>
          <table:table-cell table:style-name="Table1.J12" office:value-type="string">
            <text:p text:style-name="P27">89.2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6:25:21.028989545</dc:date>
    <meta:generator>LibreOffice/4.2.8.2$Linux_X86_64 LibreOffice_project/420m0$Build-2</meta:generator>
    <meta:editing-duration>PT2H31M45S</meta:editing-duration>
    <meta:editing-cycles>96</meta:editing-cycles>
    <meta:document-statistic meta:table-count="2" meta:image-count="0" meta:object-count="0" meta:page-count="2" meta:paragraph-count="261" meta:word-count="433" meta:character-count="2566" meta:non-whitespace-character-count="2309"/>
  </office:meta>
</office:document-meta>
</file>